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261" officeooo:paragraph-rsid="0013c2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have the node files (hpp and cpp) that define the individual node and it’s members including, left node, right node, parent node and the value stored in the node.</text:p>
      <text:p text:style-name="P1">Then we have the tree files that defines a tree comprised of nodes. </text:p>
      <text:p text:style-name="P1">We have the TreeTest file that includes the tests that you gave us. We have tester2.cpp that includes tests that I added.</text:p>
      <text:p text:style-name="P1">We use the command “make test &amp;&amp; ./test” to run the tester2.cpp and we use “make demo &amp;&amp; ./demo” to run TreeTest.cp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2:46:05.887162830</meta:creation-date>
    <dc:date>2019-04-02T12:53:30.296392129</dc:date>
    <meta:editing-duration>PT7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87" meta:character-count="470" meta:non-whitespace-character-count="386"/>
  </office:meta>
</office:document-meta>
</file>